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Consolas, Monaco, 'Liberation Mono', 'Lucida Console', monospace"/>
  </office:font-face-decls>
  <office:automatic-styles>
    <style:style style:name="P1" style:family="paragraph" style:parent-style-name="Standard">
      <style:text-properties officeooo:rsid="0006fdd8" officeooo:paragraph-rsid="0006fdd8"/>
    </style:style>
    <style:style style:name="P2" style:family="paragraph" style:parent-style-name="Standard">
      <style:text-properties officeooo:paragraph-rsid="0006fdd8"/>
    </style:style>
    <style:style style:name="P3" style:family="paragraph" style:parent-style-name="Standard">
      <style:text-properties officeooo:rsid="0008a098" officeooo:paragraph-rsid="0008a098"/>
    </style:style>
    <style:style style:name="P4" style:family="paragraph" style:parent-style-name="Standard">
      <style:text-properties officeooo:rsid="000a81bc" officeooo:paragraph-rsid="000a81bc"/>
    </style:style>
    <style:style style:name="P5" style:family="paragraph" style:parent-style-name="Standard">
      <style:text-properties officeooo:rsid="000b092a" officeooo:paragraph-rsid="000b092a"/>
    </style:style>
    <style:style style:name="T1" style:family="text">
      <style:text-properties officeooo:rsid="0006fdd8"/>
    </style:style>
    <style:style style:name="T2" style:family="text">
      <style:text-properties fo:font-variant="normal" fo:text-transform="none" fo:color="#912583" loext:opacity="100%" style:font-name="SFMono-Regular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222832" loext:opacity="100%" style:font-name="SFMono-Regular" fo:letter-spacing="normal" fo:font-style="normal" fo:font-weight="bold"/>
    </style:style>
    <style:style style:name="T4" style:family="text">
      <style:text-properties fo:color="#222832" loext:opacity="100%" style:font-name="SFMono-Regular" fo:font-size="12pt" fo:letter-spacing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 = L_original + a*complejidad_punto</text:p>
      <text:p text:style-name="P1"/>
      <text:p text:style-name="P1">Derivada se hace con respecto a las predicciones F(x)</text:p>
      <text:p text:style-name="P1"/>
      <text:p text:style-name="P1">XGBoost:</text:p>
      <text:p text:style-name="P1">L = L_original + a*complejidad_árbol</text:p>
      <text:p text:style-name="P1"/>
      <text:p text:style-name="P1">Log-loss:</text:p>
      <text:p text:style-name="P1">L=1/n \sum_{i=1}^n [-y_i log p_i – (1-y_i)log(1-p_i)]</text:p>
      <text:p text:style-name="P1"/>
      <text:p text:style-name="P1">Como no hay remuestreo, la complejidad de las instancias es fija → solo la puedo meter multiplicando</text:p>
      <text:p text:style-name="P1"/>
      <text:p text:style-name="P1">L=1/(suma_c_i) \sum_{i=1}^n [-y_i log p_i – (1-y_i)log(1-p_i)]c_i</text:p>
      <text:p text:style-name="P1"/>
      <text:p text:style-name="P1"/>
      <text:p text:style-name="P1">siendo c_i el vector de complejidad de cada instancia</text:p>
      <text:p text:style-name="P1"/>
      <text:p text:style-name="P2"><text:span text:style-name="T1">Tengo que sacar resultados intermedios para ver cómo se degradada: </text:span><text:span text:style-name="T2">staged_predict</text:span><text:span text:style-name="T3">(</text:span><text:span text:style-name="Emphasis"><text:span text:style-name="T4">X</text:span></text:span><text:span text:style-name="T3">)</text:span></text:p>
      <text:p text:style-name="P1">Sacar las probabilidades/clasificación con mis pesos y sin pesos (con semilla fija)</text:p>
      <text:p text:style-name="P1"/>
      <text:p text:style-name="P3">Regresión: F_0 = media</text:p>
      <text:p text:style-name="P3">Clasificación log-loss: y_0 = log(p/1-p)</text:p>
      <text:p text:style-name="P3">p1=0.5</text:p>
      <text:p text:style-name="P3"/>
      <text:p text:style-name="P4">Darle buena inicialización al algoritmo.</text:p>
      <text:p text:style-name="P4"/>
      <text:p text:style-name="P4">XGBoost → complejidad el árbol</text:p>
      <text:p text:style-name="P4"/>
      <text:p text:style-name="P4"/>
      <text:p text:style-name="P5">menos complejidad --------- más complejidad</text:p>
      <text:p text:style-name="P5">[c0,c1]</text:p>
      <text:p text:style-name="P5">[c0,c0+c1/2,c1] → ciclo completo son 3 muestras</text:p>
      <text:p text:style-name="P5"/>
      <text:p text:style-name="P5">111 ensemble size</text:p>
      <text:p text:style-name="P5"/>
      <text:p text:style-name="P5">105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Menlo, Consolas, Monaco, 'Liberation Mono', 'Lucida Console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8:03:01.298323444</meta:creation-date>
    <dc:date>2025-07-08T19:11:55.210450790</dc:date>
    <meta:editing-duration>PT17M15S</meta:editing-duration>
    <meta:editing-cycles>1</meta:editing-cycles>
    <meta:document-statistic meta:table-count="0" meta:image-count="0" meta:object-count="0" meta:page-count="1" meta:paragraph-count="21" meta:word-count="119" meta:character-count="835" meta:non-whitespace-character-count="735"/>
    <meta:generator>LibreOffice/24.2.7.2$Linux_X86_64 LibreOffice_project/420$Build-2</meta:generator>
  </office:meta>
</office:document-meta>
</file>